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b24c" officeooo:paragraph-rsid="001fb24c"/>
    </style:style>
    <style:style style:name="P2" style:family="paragraph" style:parent-style-name="Standard">
      <style:text-properties officeooo:rsid="001fb24c" officeooo:paragraph-rsid="001fb2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c0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9c0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ao DOM</text:p>
      <text:p text:style-name="P1"/>
      <text:p text:style-name="P1"><text:tab/>O dom, é um acronimo, para designar a frase Document Object Model. É um conjunto de objetos dentro do navegador que da acesso aos componentes internos do web-site. O Dom, não funciona dentro do nodeJS.</text:p>
      <text:p text:style-name="P1"><text:tab/>Devemos entender a árvore dom, começando pela raiz, que é chamada de window. Dentro da janela window, nos temos outros três objetos, O <text:span text:style-name="T1">location</text:span>, que diz qual é a localização de nosso site, qual é a url, a página atual, qual a página anterior, o <text:span text:style-name="T1">Document</text:span>, que é o documento atual e o <text:span text:style-name="T1">History, </text:span><text:span text:style-name="T3">que guarda de onde vinhemos, para onde iremos</text:span></text:p>
      <text:p text:style-name="P1"><text:span text:style-name="T3"><text:tab/></text:span><text:span text:style-name="T2">Para Acessarmos o dom, temos cinco maneiras diferentes:</text:span></text:p>
      <text:p text:style-name="P1"><text:span text:style-name="T4"><text:tab/></text:span><text:span text:style-name="T2">Por marca</text:span><text:span text:style-name="T4">: getElementsBytagName(), é possível selecionar vários objetos, até mesmo se forem do mesmo tipo, por exemplo “P”. Para identificarmos qual objeto estamos usando, nos inserimos [] e a posição do elemento, lembrando que sempre nós começamos por 0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8:43:56.798000000</meta:creation-date>
    <dc:date>2022-11-22T20:46:14.148000000</dc:date>
    <meta:editing-duration>PT1H59M38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5" meta:word-count="147" meta:character-count="869" meta:non-whitespace-character-count="723"/>
  </office:meta>
</office:document-meta>
</file>